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12c8e" style:font-size-asian="12pt" style:font-size-complex="12pt"/>
    </style:style>
    <style:style style:name="P3" style:family="paragraph" style:parent-style-name="Standard">
      <style:text-properties style:font-name="arial" fo:font-size="12pt" officeooo:rsid="00112c8e" officeooo:paragraph-rsid="00112c8e" style:font-size-asian="12pt" style:font-size-complex="12pt"/>
    </style:style>
    <style:style style:name="P4" style:family="paragraph" style:parent-style-name="Standard" style:list-style-name="L1">
      <style:text-properties officeooo:paragraph-rsid="00112c8e"/>
    </style:style>
    <style:style style:name="P5" style:family="paragraph" style:parent-style-name="Standard" style:list-style-name="L1">
      <style:text-properties officeooo:rsid="00112c8e" officeooo:paragraph-rsid="00112c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12c8e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onga que tiene una lista de N números enteros (N muy grande), que llamaremos <text:span text:style-name="T1">ListaN</text:span> y otra lista de M números primos, donde M &lt;&lt; N (M es mucho menor que N), que llamaremos <text:span text:style-name="T1">ListaPrimos</text:span>.</text:p>
      <text:p text:style-name="P2"/>
      <text:p text:style-name="P2">Se desea encontrar la lista de números en ListaN que sean múltiplos de todos los números primos de ListaPrimos.</text:p>
      <text:p text:style-name="P1"/>
      <text:p text:style-name="P1"/>
      <text:p text:style-name="P1"/>
      <text:p text:style-name="P3">Int[] listaDeNumerosPrimos;</text:p>
      <text:p text:style-name="P1"/>
      <text:p text:style-name="P3">For (int I=0; I &lt; N; i++) {</text:p>
      <text:p text:style-name="P3"><text:s text:c="2"/>if I </text:p>
      <text:p text:style-name="P1"/>
      <text:p text:style-name="P1"/>
      <text:p text:style-name="P3">PCAM:</text:p>
      <text:list xml:id="list1384768152" text:style-name="L1">
        <text:list-item>
          <text:p text:style-name="P4"><text:span text:style-name="T3">Particionamiento: </text:span></text:p>
        </text:list-item>
        <text:list-item>
          <text:p text:style-name="P5"><text:span text:style-name="T2">Comunicacion: </text:span></text:p>
        </text:list-item>
        <text:list-item>
          <text:p text:style-name="P5"><text:span text:style-name="T2">Aglomeracion: </text:span></text:p>
        </text:list-item>
        <text:list-item>
          <text:p text:style-name="P5"><text:span text:style-name="T2">Mapeo: 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9:49:32.136610832</meta:creation-date>
    <dc:date>2023-11-25T07:09:20.698742930</dc:date>
    <meta:editing-duration>PT1H18M1S</meta:editing-duration>
    <meta:editing-cycles>1</meta:editing-cycles>
    <meta:document-statistic meta:table-count="0" meta:image-count="0" meta:object-count="0" meta:page-count="1" meta:paragraph-count="10" meta:word-count="75" meta:character-count="421" meta:non-whitespace-character-count="353"/>
    <meta:generator>LibreOffice/7.3.7.2$Linux_X86_64 LibreOffice_project/30$Build-2</meta:generator>
  </office:meta>
</office:document-meta>
</file>